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C6000003315D53B738795C3A2B.png" manifest:media-type="image/png"/>
  <manifest:file-entry manifest:full-path="Pictures/100010580000879200001508D21A14F0A9096EB5.svg" manifest:media-type="image/svg+xml"/>
  <manifest:file-entry manifest:full-path="Pictures/10000201000005B80000033F3E81FF93C63A9F89.png" manifest:media-type="image/png"/>
  <manifest:file-entry manifest:full-path="Pictures/10000201000005BF00000336031A421C532575FD.png" manifest:media-type="image/png"/>
  <manifest:file-entry manifest:full-path="Pictures/10000201000007040000011689C47E412E6D2C0C.png" manifest:media-type="image/png"/>
  <manifest:file-entry manifest:full-path="Pictures/10000201000005B60000032B087606DB7A591932.png" manifest:media-type="image/png"/>
  <manifest:file-entry manifest:full-path="Pictures/10000201000005C4000003431115FB046FCBEB67.png" manifest:media-type="image/png"/>
  <manifest:file-entry manifest:full-path="Pictures/10000201000005C70000033AAF2DDF2315E7423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rightBlue-notes">
      <style:graphic-properties draw:fill-color="#ffffff" draw:auto-grow-height="true" fo:min-height="13.364cm"/>
    </style:style>
    <style:style style:name="pr2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>
        <office:forms form:automatic-focus="false" form:apply-design-mode="false"/>
        <draw:frame draw:style-name="gr1" draw:text-style-name="P1" draw:layer="layout" svg:width="16.347cm" svg:height="9.134cm" svg:x="5.826cm" svg:y="3.8cm" presentation:class="graphic">
          <draw:image xlink:href="Pictures/10000201000005BF00000336031A421C532575F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>
        <office:forms form:automatic-focus="false" form:apply-design-mode="false"/>
        <draw:frame draw:style-name="gr1" draw:text-style-name="P1" draw:layer="layout" svg:width="16.092cm" svg:height="9.134cm" svg:x="5.954cm" svg:y="3.8cm" presentation:class="graphic">
          <draw:image xlink:href="Pictures/10000201000005B80000033F3E81FF93C63A9F8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>
        <office:forms form:automatic-focus="false" form:apply-design-mode="false"/>
        <draw:frame draw:style-name="gr1" draw:text-style-name="P1" draw:layer="layout" svg:width="16.525cm" svg:height="9.134cm" svg:x="5.737cm" svg:y="3.8cm" presentation:class="graphic">
          <draw:image xlink:href="Pictures/10000201000005C6000003315D53B738795C3A2B.png" xlink:type="simple" xlink:show="embed" xlink:actuate="onLoad" loext:mime-type="image/png">
            <text:p/>
          </draw:image>
        </draw:frame>
        <draw:frame draw:style-name="gr3" draw:text-style-name="P4" draw:layer="layout" svg:width="4.015cm" svg:height="3.806cm" svg:x="0.488cm" svg:y="5.639cm">
          <draw:text-box>
            <text:p>Same Why, Wxh, Whh are applied at each time step.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>
        <office:forms form:automatic-focus="false" form:apply-design-mode="false"/>
        <draw:frame draw:style-name="gr1" draw:text-style-name="P1" draw:layer="layout" svg:width="16.467cm" svg:height="9.134cm" svg:x="5.766cm" svg:y="3.8cm" presentation:class="graphic">
          <draw:image xlink:href="Pictures/10000201000005B60000032B087606DB7A59193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>
        <office:forms form:automatic-focus="false" form:apply-design-mode="false"/>
        <draw:frame draw:style-name="gr1" draw:text-style-name="P1" draw:layer="layout" svg:width="16.146cm" svg:height="9.134cm" svg:x="5.927cm" svg:y="3.8cm" presentation:class="graphic">
          <draw:image xlink:href="Pictures/10000201000005C4000003431115FB046FCBEB6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>
        <office:forms form:automatic-focus="false" form:apply-design-mode="false"/>
        <draw:frame draw:style-name="gr1" draw:text-style-name="P1" draw:layer="layout" svg:width="16.356cm" svg:height="9.134cm" svg:x="5.822cm" svg:y="3.8cm" presentation:class="graphic">
          <draw:image xlink:href="Pictures/10000201000005C70000033AAF2DDF2315E742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7040000011689C47E412E6D2C0C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9T06:36:44.335000000</meta:creation-date>
    <meta:editing-duration>PT11M8S</meta:editing-duration>
    <meta:editing-cycles>3</meta:editing-cycles>
    <meta:generator>LibreOffice/6.2.5.2$Windows_X86_64 LibreOffice_project/1ec314fa52f458adc18c4f025c545a4e8b22c159</meta:generator>
    <dc:title>Bright Blue</dc:title>
    <dc:date>2020-02-29T06:47:52.809000000</dc:date>
    <meta:document-statistic meta:object-count="41"/>
  </office:meta>
</office:document-meta>
</file>